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9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5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7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3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30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42cm" svg:height="0.48cm" svg:x="2.087cm" svg:y="2.435cm">
          <draw:text-box>
            <text:p text:style-name="P1"><text:span text:style-name="T1">G. </text:span></text:p>
          </draw:text-box>
        </draw:frame>
        <draw:frame draw:style-name="gr5" draw:text-style-name="P2" draw:layer="layout" svg:width="13.993cm" svg:height="0.48cm" svg:x="2.722cm" svg:y="2.435cm">
          <draw:text-box>
            <text:p text:style-name="P1"><text:span text:style-name="T1">Analyze this figured bass and continue the realization, keeping the keyboard texture </text:span></text:p>
          </draw:text-box>
        </draw:frame>
        <draw:frame draw:style-name="gr6" draw:text-style-name="P2" draw:layer="layout" svg:width="8.507cm" svg:height="0.48cm" svg:x="2.722cm" svg:y="2.858cm">
          <draw:text-box>
            <text:p text:style-name="P1"><text:span text:style-name="T1">but following conventional part-writing procedures.</text:span></text:p>
          </draw:text-box>
        </draw:frame>
        <draw:frame draw:style-name="gr2" draw:text-style-name="P2" draw:layer="layout" svg:width="0.352cm" svg:height="0.48cm" svg:x="2.087cm" svg:y="3.705cm">
          <draw:text-box>
            <text:p text:style-name="P1"><text:span text:style-name="T1"><text:s/></text:span></text:p>
          </draw:text-box>
        </draw:frame>
        <draw:path draw:style-name="gr7" draw:text-style-name="P3" draw:layer="layout" svg:width="13.598cm" svg:height="2.65cm" svg:x="2.375cm" svg:y="5.437cm" svg:viewBox="0 0 13599 2651" svg:d="M0 744h13599M0 558h13599M0 372h13599M0 186h13599M0 0h13599M0 2651h13599M0 2463h13599M0 2276h13599M0 2088h13599M0 1900h13599">
          <text:p/>
        </draw:path>
        <draw:path draw:style-name="gr8" draw:text-style-name="P3" draw:layer="layout" svg:width="13.598cm" svg:height="2.675cm" svg:x="2.375cm" svg:y="5.424cm" svg:viewBox="0 0 13599 2676" svg:d="M0 2676v-2675M4779 2676v-2675M8037 2676v-2675M11061 2676v-2675M13599 2675v-2675">
          <text:p/>
        </draw:path>
        <draw:path draw:style-name="gr9" draw:text-style-name="P4" draw:layer="layout" svg:width="0.468cm" svg:height="1.316cm" svg:x="2.497cm" svg:y="5.148cm" svg:viewBox="0 0 469 1317" svg:d="M407 808c-24-47-81-73-132-69l61 260c87-35 108-122 71-191zM325 316c53-113-1-195-10-237-65 42-98 83-124 156-29 81-18 141 6 226l6 21c46-46 90-98 122-166zM54 813c-3 110 88 217 226 200 13-2 25-3 35-7v-4l-63-259c-18 6-35 16-48 32-42 50-32 124 28 165l-4 14c-68-32-124-122-80-207 21-43 52-67 85-78l-26-94c-75 69-149 130-153 238zM465 791c19 106-29 194-124 228l5 18c23 103 50 236-77 273-95 27-184-30-182-109 2-55 36-94 89-94 56 2 93 30 88 97-7 75-84 64-84 75s31 21 50 18c143-25 130-100 90-271-21 5-44 9-68 10-46 1-252-40-252-256 0-122 93-191 186-281l-4-13c-31-112-60-174-32-296 12-53 67-139 145-190 71 130 124 205 65 374-26 80-80 135-135 185l30 105c92-17 197 53 210 127z">
          <text:p/>
        </draw:path>
        <draw:path draw:style-name="gr9" draw:text-style-name="P4" draw:layer="layout" svg:width="0.527cm" svg:height="0.612cm" svg:x="2.471cm" svg:y="7.322cm" svg:viewBox="0 0 528 613" svg:d="M486 310c-25 0-44-23-42-47 2-21 20-37 42-37 21 0 39 19 39 41s-17 43-39 43zM486 135c-24 0-44-20-43-44 1-22 20-40 43-40s42 19 42 42-19 42-42 42zM117 121c16-4 52-5 65 30 18 49-8 86-34 97-44 17-107-20-107-70-1-57 21-110 79-152 33-25 139-46 206 6 147 117 84 339-71 467-69 55-146 108-255 114v-22c36-6 57-13 90-28 111-51 178-147 223-254 52-124-6-317-150-279-61 15-90 88-74 105 1 2 9-8 28-14z">
          <text:p/>
        </draw:path>
        <draw:line draw:style-name="gr10" draw:text-style-name="P3" draw:layer="layout" svg:x1="4.294cm" svg:y1="8.144cm" svg:x2="4.294cm" svg:y2="7.553cm">
          <text:p/>
        </draw:line>
        <draw:path draw:style-name="gr9" draw:text-style-name="P4" draw:layer="layout" svg:width="0.224cm" svg:height="0.182cm" svg:x="4.28cm" svg:y="7.429cm" svg:viewBox="0 0 225 183" svg:d="M209 26c32 34 14 93-40 130-53 35-123 37-154 2-31-34-13-93 40-130 54-36 123-37 154-2z">
          <text:p/>
        </draw:path>
        <draw:line draw:style-name="gr10" draw:text-style-name="P3" draw:layer="layout" svg:x1="5.711cm" svg:y1="8.232cm" svg:x2="5.711cm" svg:y2="7.641cm">
          <text:p/>
        </draw:line>
        <draw:path draw:style-name="gr9" draw:text-style-name="P4" draw:layer="layout" svg:width="0.224cm" svg:height="0.182cm" svg:x="5.697cm" svg:y="7.518cm" svg:viewBox="0 0 225 183" svg:d="M209 26c33 35 15 92-40 129-53 36-122 38-153 2-32-34-13-92 40-128 53-38 122-39 153-3z">
          <text:p/>
        </draw:path>
        <draw:line draw:style-name="gr10" draw:text-style-name="P3" draw:layer="layout" svg:x1="12.245cm" svg:y1="7.9cm" svg:x2="12.245cm" svg:y2="7.278cm">
          <text:p/>
        </draw:line>
        <draw:path draw:style-name="gr9" draw:text-style-name="P4" draw:layer="layout" svg:width="0.224cm" svg:height="0.182cm" svg:x="12.231cm" svg:y="7.155cm" svg:viewBox="0 0 225 183" svg:d="M209 26c32 35 14 92-40 129-54 36-123 38-154 2-31-34-13-92 40-128 54-38 123-39 154-3z">
          <text:p/>
        </draw:path>
        <draw:line draw:style-name="gr10" draw:text-style-name="P3" draw:layer="layout" svg:x1="12.875cm" svg:y1="7.957cm" svg:x2="12.875cm" svg:y2="7.366cm">
          <text:p/>
        </draw:line>
        <draw:path draw:style-name="gr9" draw:text-style-name="P4" draw:layer="layout" svg:width="0.224cm" svg:height="0.182cm" svg:x="12.862cm" svg:y="7.243cm" svg:viewBox="0 0 225 183" svg:d="M209 25c32 35 13 94-41 130-53 35-122 37-153 3-31-35-13-94 40-130 53-37 121-37 154-3z">
          <text:p/>
        </draw:path>
        <draw:line draw:style-name="gr10" draw:text-style-name="P3" draw:layer="layout" svg:x1="13.647cm" svg:y1="8.088cm" svg:x2="13.647cm" svg:y2="7.46cm">
          <text:p/>
        </draw:line>
        <draw:path draw:style-name="gr9" draw:text-style-name="P4" draw:layer="layout" svg:width="0.224cm" svg:height="0.182cm" svg:x="13.633cm" svg:y="7.336cm" svg:viewBox="0 0 225 183" svg:d="M209 26c32 34 14 92-40 128-52 37-122 39-154 3-31-35-12-93 40-129 55-37 123-38 154-2z">
          <text:p/>
        </draw:path>
        <draw:line draw:style-name="gr10" draw:text-style-name="P3" draw:layer="layout" svg:x1="14.857cm" svg:y1="8.143cm" svg:x2="14.857cm" svg:y2="7.552cm">
          <text:p/>
        </draw:line>
        <draw:path draw:style-name="gr9" draw:text-style-name="P4" draw:layer="layout" svg:width="0.224cm" svg:height="0.182cm" svg:x="14.843cm" svg:y="7.428cm" svg:viewBox="0 0 225 183" svg:d="M208 25c33 35 15 94-39 130-53 36-122 37-153 3-33-35-13-94 39-130 54-36 122-37 153-3z">
          <text:p/>
        </draw:path>
        <draw:path draw:style-name="gr9" draw:text-style-name="P4" draw:layer="layout" svg:width="0.088cm" svg:height="0.088cm" svg:x="15.117cm" svg:y="7.388cm" svg:viewBox="0 0 89 89" svg:d="M45 89c-24 0-45-20-45-45s19-44 43-44c26 0 46 19 46 44s-19 45-44 45z">
          <text:p/>
        </draw:path>
        <draw:path draw:style-name="gr9" draw:text-style-name="P4" draw:layer="layout" svg:width="0.088cm" svg:height="0.088cm" svg:x="11.711cm" svg:y="7.19cm" svg:viewBox="0 0 89 89" svg:d="M46 89c-25 0-46-21-46-45s19-44 44-44 45 20 45 44-19 45-43 45z">
          <text:p/>
        </draw:path>
        <draw:path draw:style-name="gr9" draw:text-style-name="P4" draw:layer="layout" svg:width="0.089cm" svg:height="0.088cm" svg:x="10.917cm" svg:y="7.759cm" svg:viewBox="0 0 90 89" svg:d="M46 89c-25 0-46-20-46-44 0-25 19-45 45-45 24 0 45 20 45 45 0 24-19 44-44 44z">
          <text:p/>
        </draw:path>
        <draw:path draw:style-name="gr9" draw:text-style-name="P4" draw:layer="layout" svg:width="0.088cm" svg:height="0.088cm" svg:x="9.24cm" svg:y="7.762cm" svg:viewBox="0 0 89 89" svg:d="M46 89c-25 0-46-20-46-44 0-25 19-45 43-45 25 0 46 20 46 45 0 24-19 44-43 44z">
          <text:p/>
        </draw:path>
        <draw:path draw:style-name="gr9" draw:text-style-name="P4" draw:layer="layout" svg:width="0.089cm" svg:height="0.089cm" svg:x="8.434cm" svg:y="7.391cm" svg:viewBox="0 0 90 90" svg:d="M45 90c-24 0-45-20-45-44 0-26 19-46 44-46s46 20 46 46c0 24-19 44-45 44z">
          <text:p/>
        </draw:path>
        <draw:path draw:style-name="gr9" draw:text-style-name="P4" draw:layer="layout" svg:width="0.088cm" svg:height="0.088cm" svg:x="7.617cm" svg:y="7.568cm" svg:viewBox="0 0 89 89" svg:d="M45 89c-24 0-45-20-45-44 0-25 19-45 43-45 25 0 46 20 46 45 0 24-20 44-44 44z">
          <text:p/>
        </draw:path>
        <draw:path draw:style-name="gr9" draw:text-style-name="P4" draw:layer="layout" svg:width="0.089cm" svg:height="0.088cm" svg:x="5.969cm" svg:y="7.568cm" svg:viewBox="0 0 90 89" svg:d="M45 89c-24 0-45-20-45-44 0-25 19-45 44-45s46 20 46 45c0 24-19 44-45 44z">
          <text:p/>
        </draw:path>
        <draw:path draw:style-name="gr9" draw:text-style-name="P4" draw:layer="layout" svg:width="0.088cm" svg:height="0.089cm" svg:x="4.558cm" svg:y="7.388cm" svg:viewBox="0 0 89 90" svg:d="M45 90c-24 0-45-20-45-45s19-45 43-45c26 0 46 20 46 45s-19 45-44 45z">
          <text:p/>
        </draw:path>
        <draw:path draw:style-name="gr9" draw:text-style-name="P4" draw:layer="layout" svg:width="0.088cm" svg:height="0.089cm" svg:x="4.555cm" svg:y="5.68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4.555cm" svg:y="5.869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4.555cm" svg:y="6.06cm" svg:viewBox="0 0 89 89" svg:d="M45 89c-24 0-45-20-45-45 0-24 19-44 44-44s45 20 45 44c0 25-19 45-44 45z">
          <text:p/>
        </draw:path>
        <draw:line draw:style-name="gr10" draw:text-style-name="P3" draw:layer="layout" svg:x1="9.183cm" svg:y1="7.777cm" svg:x2="9.183cm" svg:y2="7.186cm">
          <text:p/>
        </draw:line>
        <draw:path draw:style-name="gr9" draw:text-style-name="P4" draw:layer="layout" svg:width="0.224cm" svg:height="0.182cm" svg:x="8.968cm" svg:y="7.716cm" svg:viewBox="0 0 225 183" svg:d="M209 26c32 34 14 92-40 129-53 36-123 38-154 2-31-34-13-92 40-129 54-36 123-37 154-2z">
          <text:p/>
        </draw:path>
        <draw:line draw:style-name="gr10" draw:text-style-name="P3" draw:layer="layout" svg:x1="4.482cm" svg:y1="6.077cm" svg:x2="4.482cm" svg:y2="5.275cm">
          <text:p/>
        </draw:line>
        <draw:path draw:style-name="gr9" draw:text-style-name="P4" draw:layer="layout" svg:width="0.224cm" svg:height="0.182cm" svg:x="4.267cm" svg:y="5.806cm" svg:viewBox="0 0 225 183" svg:d="M209 26c32 34 14 93-40 130-53 35-123 37-154 2-31-34-13-93 40-130 55-36 123-37 154-2z">
          <text:p/>
        </draw:path>
        <draw:path draw:style-name="gr9" draw:text-style-name="P4" draw:layer="layout" svg:width="0.224cm" svg:height="0.182cm" svg:x="4.267cm" svg:y="5.629cm" svg:viewBox="0 0 225 183" svg:d="M209 25c32 35 14 94-40 130-53 36-123 37-154 3-31-35-13-94 40-130 55-36 123-37 154-3z">
          <text:p/>
        </draw:path>
        <draw:path draw:style-name="gr9" draw:text-style-name="P4" draw:layer="layout" svg:width="0.224cm" svg:height="0.182cm" svg:x="4.267cm" svg:y="5.994cm" svg:viewBox="0 0 225 183" svg:d="M209 26c32 35 14 94-40 130-53 35-123 37-154 2-31-34-13-93 40-129 55-37 123-38 154-3z">
          <text:p/>
        </draw:path>
        <draw:line draw:style-name="gr10" draw:text-style-name="P3" draw:layer="layout" svg:x1="5.595cm" svg:y1="6.077cm" svg:x2="5.595cm" svg:y2="5.678cm">
          <text:p/>
        </draw:line>
        <draw:path draw:style-name="gr9" draw:text-style-name="P4" draw:layer="layout" svg:width="0.224cm" svg:height="0.182cm" svg:x="5.377cm" svg:y="5.806cm" svg:viewBox="0 0 225 183" svg:d="M209 26c32 34 14 93-40 130-53 35-123 37-154 2-31-34-13-93 40-130 54-36 123-37 154-2z">
          <text:p/>
        </draw:path>
        <draw:path draw:style-name="gr9" draw:text-style-name="P4" draw:layer="layout" svg:width="0.224cm" svg:height="0.182cm" svg:x="5.38cm" svg:y="5.994cm" svg:viewBox="0 0 225 183" svg:d="M209 26c32 35 14 94-39 130-53 35-123 37-154 2-32-34-13-93 39-129 55-37 123-38 154-3z">
          <text:p/>
        </draw:path>
        <draw:line draw:style-name="gr10" draw:text-style-name="P3" draw:layer="layout" svg:x1="14.435cm" svg:y1="7.777cm" svg:x2="14.435cm" svg:y2="7.186cm">
          <text:p/>
        </draw:line>
        <draw:path draw:style-name="gr9" draw:text-style-name="P4" draw:layer="layout" svg:width="0.224cm" svg:height="0.182cm" svg:x="14.22cm" svg:y="7.716cm" svg:viewBox="0 0 225 183" svg:d="M209 26c32 34 14 92-39 129-54 36-123 38-154 2-32-34-13-92 39-129 54-36 123-37 154-2z">
          <text:p/>
        </draw:path>
        <draw:path draw:style-name="gr9" draw:text-style-name="P4" draw:layer="layout" svg:width="0.3cm" svg:height="0.369cm" svg:x="3.525cm" svg:y="5.624cm" svg:viewBox="0 0 301 370" svg:d="M242 48c-5-26-67-36-95-28-57 15-66 90-66 156v59c0 33 12 115 84 119 109 6 132-133 118-159h16c12 79-32 176-135 175-96 0-166-80-164-179 1-98 65-191 160-191 59 0 105 26 117 66 11 40-5 69-13 75 0 0-2 1-3 3-28 23-86 8-86-42 0-32 23-47 46-47h8c6-1 15 2 13-7z">
          <text:p/>
        </draw:path>
        <draw:path draw:style-name="gr9" draw:text-style-name="P4" draw:layer="layout" svg:width="0.3cm" svg:height="0.37cm" svg:x="3.525cm" svg:y="7.52cm" svg:viewBox="0 0 301 371" svg:d="M242 49c-5-27-67-36-95-29-57 15-66 90-66 156v59c0 34 12 115 84 119 109 6 132-133 118-159h16c12 79-32 177-135 176-96 0-166-81-164-180 1-97 65-191 160-191 59 0 105 26 117 67 11 39-5 69-13 75 0 0-2 0-3 2-28 23-86 8-86-41 0-31 23-47 46-47h8c6-1 15 3 13-7z">
          <text:p/>
        </draw:path>
        <draw:line draw:style-name="gr10" draw:text-style-name="P3" draw:layer="layout" svg:x1="7.364cm" svg:y1="8.326cm" svg:x2="7.364cm" svg:y2="7.735cm">
          <text:p/>
        </draw:line>
        <draw:path draw:style-name="gr9" draw:text-style-name="P4" draw:layer="layout" svg:width="0.223cm" svg:height="0.182cm" svg:x="7.351cm" svg:y="7.612cm" svg:viewBox="0 0 224 183" svg:d="M209 26c31 35 13 94-40 130-54 35-123 37-154 2-31-34-13-93 39-129 54-37 123-38 155-3z">
          <text:p/>
        </draw:path>
        <draw:line draw:style-name="gr10" draw:text-style-name="P3" draw:layer="layout" svg:x1="7.899cm" svg:y1="8.326cm" svg:x2="7.899cm" svg:y2="7.735cm">
          <text:p/>
        </draw:line>
        <draw:path draw:style-name="gr9" draw:text-style-name="P4" draw:layer="layout" svg:width="0.224cm" svg:height="0.182cm" svg:x="7.886cm" svg:y="7.612cm" svg:viewBox="0 0 225 183" svg:d="M209 26c32 35 13 94-40 130-53 35-122 37-154 2-31-34-13-93 41-129 53-37 121-38 153-3z">
          <text:p/>
        </draw:path>
        <draw:polygon draw:style-name="gr9" draw:text-style-name="P4" draw:layer="layout" svg:width="0.535cm" svg:height="0.087cm" svg:x="7.364cm" svg:y="8.239cm" svg:viewBox="0 0 536 88" draw:points="536,0 0,0 0,88 536,88">
          <text:p/>
        </draw:polygon>
        <draw:polygon draw:style-name="gr9" draw:text-style-name="P4" draw:layer="layout" svg:width="0.207cm" svg:height="0.088cm" svg:x="7.692cm" svg:y="8.121cm" svg:viewBox="0 0 208 89" draw:points="208,0 0,0 0,89 208,89">
          <text:p/>
        </draw:polygon>
        <draw:polygon draw:style-name="gr9" draw:text-style-name="P4" draw:layer="layout" svg:width="0.207cm" svg:height="0.088cm" svg:x="8.517cm" svg:y="7.85cm" svg:viewBox="0 0 208 89" draw:points="208,0 0,0 0,89 208,89">
          <text:p/>
        </draw:polygon>
        <draw:polygon draw:style-name="gr9" draw:text-style-name="P4" draw:layer="layout" svg:width="0.207cm" svg:height="0.088cm" svg:x="11.172cm" svg:y="7.401cm" svg:viewBox="0 0 208 89" draw:points="208,0 0,0 0,89 208,89">
          <text:p/>
        </draw:polygon>
        <draw:polygon draw:style-name="gr9" draw:text-style-name="P4" draw:layer="layout" svg:width="0.207cm" svg:height="0.088cm" svg:x="11.779cm" svg:y="7.665cm" svg:viewBox="0 0 208 89" draw:points="208,0 0,0 0,89 208,89">
          <text:p/>
        </draw:polygon>
        <draw:line draw:style-name="gr10" draw:text-style-name="P3" draw:layer="layout" svg:x1="11.378cm" svg:y1="7.244cm" svg:x2="11.378cm" svg:y2="7.835cm">
          <text:p/>
        </draw:line>
        <draw:path draw:style-name="gr9" draw:text-style-name="P4" draw:layer="layout" svg:width="0.224cm" svg:height="0.182cm" svg:x="11.168cm" svg:y="7.777cm" svg:viewBox="0 0 225 183" svg:d="M16 157c-32-35-14-94 40-130 54-35 123-37 154-3 31 35 13 94-40 130-53 37-123 37-154 3z">
          <text:p/>
        </draw:path>
        <draw:line draw:style-name="gr10" draw:text-style-name="P3" draw:layer="layout" svg:x1="10.842cm" svg:y1="7.244cm" svg:x2="10.842cm" svg:y2="7.835cm">
          <text:p/>
        </draw:line>
        <draw:path draw:style-name="gr9" draw:text-style-name="P4" draw:layer="layout" svg:width="0.224cm" svg:height="0.182cm" svg:x="10.633cm" svg:y="7.777cm" svg:viewBox="0 0 225 183" svg:d="M16 157c-32-35-14-94 40-130 53-35 122-37 154-3 31 35 13 94-41 130-53 37-122 37-153 3z">
          <text:p/>
        </draw:path>
        <draw:polygon draw:style-name="gr9" draw:text-style-name="P4" draw:layer="layout" svg:width="0.536cm" svg:height="0.087cm" svg:x="10.842cm" svg:y="7.244cm" svg:viewBox="0 0 537 88" draw:points="0,88 537,88 537,0 0,0">
          <text:p/>
        </draw:polygon>
        <draw:line draw:style-name="gr10" draw:text-style-name="P3" draw:layer="layout" svg:x1="8.19cm" svg:y1="8.085cm" svg:x2="8.19cm" svg:y2="7.494cm">
          <text:p/>
        </draw:line>
        <draw:path draw:style-name="gr9" draw:text-style-name="P4" draw:layer="layout" svg:width="0.224cm" svg:height="0.182cm" svg:x="8.177cm" svg:y="7.371cm" svg:viewBox="0 0 225 183" svg:d="M209 26c32 35 13 93-41 130-53 35-122 37-153 2s-13-93 40-129c53-37 121-38 154-3z">
          <text:p/>
        </draw:path>
        <draw:line draw:style-name="gr10" draw:text-style-name="P3" draw:layer="layout" svg:x1="8.725cm" svg:y1="8.085cm" svg:x2="8.725cm" svg:y2="7.494cm">
          <text:p/>
        </draw:line>
        <draw:path draw:style-name="gr9" draw:text-style-name="P4" draw:layer="layout" svg:width="0.224cm" svg:height="0.182cm" svg:x="8.712cm" svg:y="7.371cm" svg:viewBox="0 0 225 183" svg:d="M209 26c32 35 13 93-40 130-53 35-123 37-154 2s-13-93 40-129c54-37 123-38 154-3z">
          <text:p/>
        </draw:path>
        <draw:polygon draw:style-name="gr9" draw:text-style-name="P4" draw:layer="layout" svg:width="0.535cm" svg:height="0.088cm" svg:x="8.19cm" svg:y="8.001cm" svg:viewBox="0 0 536 89" draw:points="536,0 0,0 0,89 536,89">
          <text:p/>
        </draw:polygon>
        <draw:line draw:style-name="gr10" draw:text-style-name="P3" draw:layer="layout" svg:x1="11.453cm" svg:y1="7.897cm" svg:x2="11.453cm" svg:y2="7.306cm">
          <text:p/>
        </draw:line>
        <draw:path draw:style-name="gr9" draw:text-style-name="P4" draw:layer="layout" svg:width="0.223cm" svg:height="0.182cm" svg:x="11.439cm" svg:y="7.183cm" svg:viewBox="0 0 224 183" svg:d="M208 26c32 34 14 92-39 130-53 35-122 37-154 2-31-35-13-93 40-130 54-36 122-37 153-2z">
          <text:p/>
        </draw:path>
        <draw:line draw:style-name="gr10" draw:text-style-name="P3" draw:layer="layout" svg:x1="11.988cm" svg:y1="7.897cm" svg:x2="11.988cm" svg:y2="7.306cm">
          <text:p/>
        </draw:line>
        <draw:path draw:style-name="gr9" draw:text-style-name="P4" draw:layer="layout" svg:width="0.223cm" svg:height="0.182cm" svg:x="11.974cm" svg:y="7.183cm" svg:viewBox="0 0 224 183" svg:d="M208 26c32 34 14 92-40 130-53 35-122 37-153 2s-13-93 39-130c54-36 122-37 154-2z">
          <text:p/>
        </draw:path>
        <draw:polygon draw:style-name="gr9" draw:text-style-name="P4" draw:layer="layout" svg:width="0.535cm" svg:height="0.087cm" svg:x="11.453cm" svg:y="7.81cm" svg:viewBox="0 0 536 88" draw:points="536,0 0,0 0,88 536,88">
          <text:p/>
        </draw:polygon>
        <draw:path draw:style-name="gr9" draw:text-style-name="P4" draw:layer="layout" svg:width="0.166cm" svg:height="0.445cm" svg:x="3.112cm" svg:y="5.487cm" svg:viewBox="0 0 167 446" svg:d="M33 302l-5 123 36-36c0 0 72-83 38-119-27-28-56 7-69 32zM0 0h44l-10 277c29-39 81-71 119-27 50 57-49 123-99 167-11 9-23 25-26 29h-13z">
          <text:p/>
        </draw:path>
        <draw:path draw:style-name="gr9" draw:text-style-name="P4" draw:layer="layout" svg:width="0.166cm" svg:height="0.445cm" svg:x="3.112cm" svg:y="7.558cm" svg:viewBox="0 0 167 446" svg:d="M33 303l-5 122 36-36c0 0 72-83 38-118-27-29-56 6-69 32zM0 0h44l-10 277c29-38 81-72 119-27 50 57-49 123-99 167-11 9-23 25-26 29h-13z">
          <text:p/>
        </draw:path>
        <draw:path draw:style-name="gr9" draw:text-style-name="P4" draw:layer="layout" svg:width="0.122cm" svg:height="0.197cm" svg:x="5.747cm" svg:y="8.959cm" svg:viewBox="0 0 123 198" svg:d="M32 95c-3 2-6 9-6 26 0 49 19 69 41 69 18 0 31-14 31-47 0-29-9-57-39-57-9 0-20 2-27 9zM117 5c-50 8-79 46-84 80 17-9 22-12 38-12 30 0 52 21 52 59 0 20-10 66-60 66-35 0-63-26-63-87 0-57 49-108 117-111z">
          <text:p/>
        </draw:path>
        <draw:path draw:style-name="gr9" draw:text-style-name="P4" draw:layer="layout" svg:width="0.121cm" svg:height="0.189cm" svg:x="7.451cm" svg:y="8.966cm" svg:viewBox="0 0 122 190" svg:d="M122 4l-61 186h-18l56-168h-62c-18 0-23 8-32 22l-5-2 12-29 4-13h106z">
          <text:p/>
        </draw:path>
        <draw:path draw:style-name="gr9" draw:text-style-name="P4" draw:layer="layout" svg:width="0.121cm" svg:height="0.189cm" svg:x="8.328cm" svg:y="8.966cm" svg:viewBox="0 0 122 190" svg:d="M122 4l-60 186h-19l57-168h-62c-18 0-24 8-33 22l-5-2 12-29 5-13h105z">
          <text:p/>
        </draw:path>
        <draw:path draw:style-name="gr9" draw:text-style-name="P4" draw:layer="layout" svg:width="0.121cm" svg:height="0.189cm" svg:x="9.04cm" svg:y="8.966cm" svg:viewBox="0 0 122 190" svg:d="M122 4l-61 186h-18l57-168h-63c-18 0-23 8-32 22l-5-2 12-29 4-13h106z">
          <text:p/>
        </draw:path>
        <draw:path draw:style-name="gr9" draw:text-style-name="P4" draw:layer="layout" svg:width="0.121cm" svg:height="0.189cm" svg:x="10.847cm" svg:y="8.966cm" svg:viewBox="0 0 122 190" svg:d="M122 4l-61 186h-18l55-168h-61c-18 0-23 8-33 22l-4-2 12-29 4-13h106z">
          <text:p/>
        </draw:path>
        <draw:path draw:style-name="gr9" draw:text-style-name="P4" draw:layer="layout" svg:width="0.122cm" svg:height="0.197cm" svg:x="11.527cm" svg:y="8.959cm" svg:viewBox="0 0 123 198" svg:d="M33 95c-3 2-6 9-6 26 0 49 19 69 40 69 18 0 31-14 31-47 0-29-9-57-39-57-9 0-19 2-26 9zM118 5c-51 8-79 46-84 80 16-9 21-12 37-12 30 0 52 21 52 59 0 20-10 66-60 66-33 0-63-26-63-87 0-57 49-108 117-111z">
          <text:p/>
        </draw:path>
        <draw:path draw:style-name="gr9" draw:text-style-name="P4" draw:layer="layout" svg:width="0.13cm" svg:height="0.19cm" svg:x="12.214cm" svg:y="8.962cm" svg:viewBox="0 0 131 191" svg:d="M79 29l-67 97h67zM131 144h-30v47h-21v-47h-80v-18l89-126h12v126h30z">
          <text:p/>
        </draw:path>
        <draw:path draw:style-name="gr9" draw:text-style-name="P4" draw:layer="layout" svg:width="0.126cm" svg:height="0.191cm" svg:x="12.219cm" svg:y="9.173cm" svg:viewBox="0 0 127 192" svg:d="M111 192h-111v-3l51-54c24-26 36-51 36-72 0-15-7-42-40-42-26 0-34 23-40 38l-6-1c8-44 35-58 60-58s52 20 52 52c0 30-25 56-38 69l-47 50h69c10 0 15-1 26-19l4 1z">
          <text:p/>
        </draw:path>
        <draw:path draw:style-name="gr9" draw:text-style-name="P4" draw:layer="layout" svg:width="0.122cm" svg:height="0.197cm" svg:x="12.879cm" svg:y="8.959cm" svg:viewBox="0 0 123 198" svg:d="M32 95c-3 2-6 9-6 26 0 49 19 69 40 69 18 0 31-14 31-47 0-29-8-57-38-57-10 0-20 2-27 9zM118 5c-51 8-79 46-85 80 16-9 22-12 38-12 29 0 52 21 52 59 0 20-11 66-61 66-33 0-62-26-62-87 0-57 48-108 117-111z">
          <text:p/>
        </draw:path>
        <draw:path draw:style-name="gr9" draw:text-style-name="P4" draw:layer="layout" svg:width="0.121cm" svg:height="0.189cm" svg:x="13.663cm" svg:y="8.966cm" svg:viewBox="0 0 122 190" svg:d="M122 4l-61 186h-18l57-168h-62c-19 0-24 8-33 22l-5-2 12-29 5-13h105z">
          <text:p/>
        </draw:path>
        <draw:path draw:style-name="gr9" draw:text-style-name="P4" draw:layer="layout" svg:width="0.121cm" svg:height="0.189cm" svg:x="14.381cm" svg:y="8.966cm" svg:viewBox="0 0 122 190" svg:d="M122 4l-61 186h-19l57-168h-62c-18 0-23 8-33 22l-4-2 12-29 4-13h106z">
          <text:p/>
        </draw:path>
        <draw:path draw:style-name="gr9" draw:text-style-name="P4" draw:layer="layout" svg:width="0.15cm" svg:height="0.187cm" svg:x="3.705cm" svg:y="9.539cm" svg:viewBox="0 0 151 188" svg:d="M126 123c-3-24-11-27-32-27l-41-1v62c0 21 6 24 26 25v6h-79v-6c21-1 24-5 24-28v-123c0-23-7-24-24-26v-5h150l1 41h-7c-4-26-11-30-44-30h-38c-7 0-9 1-9 9v64h41c23 0 29-6 32-27h6v66z">
          <text:p/>
        </draw:path>
        <draw:path draw:style-name="gr9" draw:text-style-name="P4" draw:layer="layout" svg:width="0.031cm" svg:height="0.133cm" svg:x="3.881cm" svg:y="9.596cm" svg:viewBox="0 0 32 134" svg:d="M0 119c0-10 7-18 17-18 8 0 15 9 15 18 0 10-10 15-15 15-6 0-17-5-17-15zM0 16c0-9 7-16 17-16 8 0 15 7 15 16 0 11-10 15-15 15-6 0-17-4-17-15z">
          <text:p/>
        </draw:path>
        <draw:path draw:style-name="gr9" draw:text-style-name="P4" draw:layer="layout" svg:width="0.084cm" svg:height="0.187cm" svg:x="4.353cm" svg:y="9.539cm" svg:viewBox="0 0 85 188" svg:d="M0 182c25 0 29-5 29-25v-126c0-21-4-25-29-26v-5h85v5c-21 1-28 3-28 26v126c0 22 7 25 28 25v6h-85z">
          <text:p/>
        </draw:path>
        <draw:path draw:style-name="gr9" draw:text-style-name="P4" draw:layer="layout" svg:width="0.182cm" svg:height="1.33cm" svg:x="2.086cm" svg:y="6.754cm" svg:viewBox="0 0 183 1331" svg:d="M56 9c10 6 49 57 70 99 33 66 47 114 47 189 0 69-11 109-24 177-9 46-20 72-32 119-15 56-18 47-24 75-7 33-12 56-15 89-1 18-4 33-4 51 0 63 3 115 12 186 9 63 21 104 36 163 10 40 21 66 34 105 9 25 34 67 25 69-17 4-29-23-40-41-16-27-45-99-66-163-16-51-31-99-39-133-10-54-22-86-28-138-3-36-8-59-8-96 0-69 8-108 24-177 11-43 35-93 50-151 13-54 24-89 30-144 1-24 4-39 4-65 0-34-6-55-15-86-16-56-49-95-81-128-1-3-4-6-6-9h47c0 2 1 9 3 9z">
          <text:p/>
        </draw:path>
        <draw:path draw:style-name="gr9" draw:text-style-name="P4" draw:layer="layout" svg:width="0.182cm" svg:height="1.33cm" svg:x="2.086cm" svg:y="5.436cm" svg:viewBox="0 0 183 1331" svg:d="M53 1331h-47c2-3 5-6 6-9 32-33 65-72 81-127 9-32 15-53 15-87 0-26-3-41-4-65-6-55-17-90-30-144-15-58-39-108-50-150-16-69-24-108-24-176 0-39 5-61 8-97 6-53 18-84 28-138 8-35 23-83 39-134 21-64 50-136 66-163 11-18 23-45 40-41 9 2-16 44-25 69-13 39-24 65-34 105-15 59-27 101-36 164-9 70-12 123-12 186 0 18 3 34 4 52 3 32 8 55 15 88 6 28 9 19 24 75 12 46 23 72 32 118 13 68 24 108 24 177 0 75-14 123-47 189-21 42-60 93-70 99-2 0-3 8-3 9z">
          <text:p/>
        </draw:path>
        <draw:path draw:style-name="gr9" draw:text-style-name="P4" draw:layer="layout" svg:width="0.213cm" svg:height="0.503cm" svg:x="5.117cm" svg:y="5.678cm" svg:viewBox="0 0 214 504" svg:d="M142 504h-42c7-41 12-64 19-105 11-63 20-100 32-163-4 5-32 27-53 36-17 8-49 20-75 6-18-9-22-25-23-44 0-11 1-19 5-28 4-11 14-21 21-25 11-5 27-6 42 0 16 8 25 22 25 41 0 10-1 14-3 24 0 3 0 5 3 6s6 0 9-1c13-9 22-16 33-27 11-12 18-20 25-35l27-131c-1 2-14 16-26 21-7 4-11 8-25 14-26 11-27 15-46 16-14 0-23 1-34-6-14-8-26-23-26-42s8-46 33-53c10-4 27-6 40-1 18 7 24 25 24 45 0 7-1 13-2 20 0 1 1 4 3 5 3 1 6 0 8-1 12-8 23-18 36-30 20-19 25-38 27-46h15c-17 123-29 194-46 315-5 38-10 60-14 97-5 35-8 57-12 92z">
          <text:p/>
        </draw:path>
        <draw:path draw:style-name="gr9" draw:text-style-name="P4" draw:layer="layout" svg:width="0.213cm" svg:height="0.503cm" svg:x="5.117cm" svg:y="7.577cm" svg:viewBox="0 0 214 504" svg:d="M142 504h-42c7-40 12-64 19-104 11-63 20-101 32-164-4 6-32 27-53 37-17 7-49 20-75 6-18-10-22-25-23-44 0-12 1-20 5-30s14-21 21-24c11-5 27-7 42 0 16 8 25 22 25 42 0 9-1 13-3 24 0 2 0 5 3 6s6 0 9-2c13-9 22-16 33-27 11-13 18-21 25-35l27-131c-1 3-14 17-26 22-7 3-11 8-25 14-26 11-27 13-46 14-14 0-23 1-34-5-14-8-26-22-26-41s8-46 33-54c10-3 27-6 40-1 18 7 24 25 24 45 0 8-1 14-2 20 0 2 1 4 3 5 3 2 6 0 8-1 12-8 23-18 36-30 20-19 25-38 27-46h15c-17 122-29 193-46 316-5 37-10 60-14 97-5 34-8 57-12 91z">
          <text:p/>
        </draw:path>
        <draw:path draw:style-name="gr9" draw:text-style-name="P4" draw:layer="layout" svg:width="0.213cm" svg:height="0.503cm" svg:x="6.549cm" svg:y="7.577cm" svg:viewBox="0 0 214 504" svg:d="M142 504h-43c7-40 12-64 19-104 12-63 21-101 33-164-5 6-33 27-54 37-17 7-48 20-74 6-19-10-22-25-23-44 0-12 1-20 4-30 5-10 14-21 22-24 10-5 27-7 42 0 15 8 24 22 24 42 0 9-1 13-3 24 0 2 0 5 3 6s6 0 8-2c13-9 23-16 34-27 11-13 18-21 26-35l27-131c-2 3-15 17-26 22-8 3-11 8-25 14-27 11-29 13-48 14-13 0-21 1-33-5-13-8-26-22-26-41s9-46 33-54c11-3 26-6 39-1 18 7 24 25 24 45 0 8 0 14-1 20 0 2 1 4 2 5 5 2 7 0 10-1 12-8 22-18 35-30 20-19 25-38 28-46h15c-18 122-30 193-46 316-5 37-10 60-15 97-4 34-8 57-11 91z">
          <text:p/>
        </draw:path>
        <draw:path draw:style-name="gr9" draw:text-style-name="P4" draw:layer="layout" svg:width="0.213cm" svg:height="0.503cm" svg:x="9.796cm" svg:y="7.577cm" svg:viewBox="0 0 214 504" svg:d="M142 504h-42c7-40 12-64 19-104 11-63 20-101 32-164-5 6-32 27-53 37-17 7-49 20-75 6-19-10-22-25-23-44 0-12 1-20 4-30 5-10 14-21 22-24 10-5 27-7 43 0 15 8 24 22 24 42 0 9-1 13-3 24 0 2 0 5 3 6s6 0 8-2c13-9 23-16 33-27 12-13 18-21 26-35l27-131c-2 3-15 17-26 22-8 3-11 8-25 14-26 11-28 13-47 14-13 0-21 1-34-5-13-8-25-22-25-41s8-46 33-54c11-3 26-6 39-1 18 7 25 25 25 45 0 8-1 14-2 20 0 2 1 4 2 5 4 2 6 0 9-1 12-8 22-18 35-30 20-19 25-38 28-46h15c-18 122-30 193-46 316-5 37-10 60-15 97-4 34-7 57-11 91z">
          <text:p/>
        </draw:path>
        <draw:path draw:style-name="gr9" draw:text-style-name="P4" draw:layer="layout" svg:width="0.413cm" svg:height="0.733cm" svg:x="5.365cm" svg:y="5.101cm" svg:viewBox="0 0 414 734" svg:d="M237 186v1 1c0 55 0 99 28 134 39 49 100 99 129 170 26 65 24 148 7 212l-7 30-17-5 7-32c17-80 12-164-8-204-32-62-77-92-139-109v179c30 105-175 208-227 113-56-106 140-208 208-144v-152-207-3-170h18 1v52c0 23 17 56 37 83 38 50 57 57 96 109 13 18 34 58 34 99 0 35-8 55-26 81l-13-11c17-29 24-51 21-85-6-56-50-103-91-123-15-8-40-19-58-25z">
          <text:p/>
        </draw:path>
        <draw:path draw:style-name="gr9" draw:text-style-name="P4" draw:layer="layout" svg:width="0.175cm" svg:height="0.19cm" svg:x="2.427cm" svg:y="4.611cm" svg:viewBox="0 0 176 191" svg:d="M164 191h-164v-7c16-2 24-2 24-20v-137c0-19-11-19-24-20v-7h99v7c-20 1-29 1-29 26v134c0 13 6 16 25 16 44 0 59-24 72-56h9z">
          <text:p/>
        </draw:path>
        <draw:path draw:style-name="gr9" draw:text-style-name="P4" draw:layer="layout" svg:width="0.13cm" svg:height="0.137cm" svg:x="2.617cm" svg:y="4.668cm" svg:viewBox="0 0 131 138" svg:d="M76 65c-6 2-35 10-35 34 0 9 4 19 15 19 10 0 17-7 20-12zM131 122c-7 10-18 16-31 16-19 0-22-11-23-19-19 18-39 19-46 19-14 0-31-8-31-30 0-29 36-40 77-54v-20c0-15-4-25-25-25-11 0-18 6-18 10 0 6 9 8 9 19 0 5-4 16-19 16-4 0-19 0-19-19 0-18 18-35 54-35 31 0 56 12 56 39v74c0 2 0 7 7 7 1 0 2 0 2-1l3-3z">
          <text:p/>
        </draw:path>
        <draw:path draw:style-name="gr9" draw:text-style-name="P4" draw:layer="layout" svg:width="0.114cm" svg:height="0.133cm" svg:x="2.759cm" svg:y="4.668cm" svg:viewBox="0 0 115 134" svg:d="M76 134h-76v-6c9-2 15-3 15-17v-84c0-14-6-16-15-17v-7h54v23h1c6-9 19-26 37-26 19 0 23 15 23 22s-4 19-18 19c-16 0-16-17-25-17-4 0-16 6-16 27v54c0 18 3 22 20 23z">
          <text:p/>
        </draw:path>
        <draw:path draw:style-name="gr9" draw:text-style-name="P4" draw:layer="layout" svg:width="0.128cm" svg:height="0.192cm" svg:x="2.884cm" svg:y="4.668cm" svg:viewBox="0 0 129 193" svg:d="M60 83c18 0 19-20 19-36 0-13 0-38-19-38-17 0-19 20-19 38 0 19 2 36 19 36zM35 149c-7 6-10 10-10 16 0 18 30 19 34 19 12 0 47 0 47-20 0-11-8-15-22-15zM105 22c3 3 12 11 12 28s-10 32-30 38c-8 3-8 3-36 3-5 0-15 6-15 14 0 10 7 10 28 10l18 1c14 0 47 3 47 34 0 35-38 43-73 43s-56-10-56-26c0-11 10-20 26-21v-1c-13-4-22-9-22-23 0-18 21-29 33-32v-1c-21-8-34-23-34-43 0-23 19-46 58-46 10 0 19 2 31 6h37v16z">
          <text:p/>
        </draw:path>
        <draw:path draw:style-name="gr9" draw:text-style-name="P4" draw:layer="layout" svg:width="0.128cm" svg:height="0.137cm" svg:x="3.024cm" svg:y="4.668cm" svg:viewBox="0 0 129 138" svg:d="M64 130c20 0 22-24 22-60 0-45-5-61-22-61-21 0-22 28-22 61 0 30 0 60 22 60zM64 0c38 0 65 30 65 70 0 37-25 68-65 68-39 0-64-31-64-68 0-38 25-70 64-70z">
          <text:p/>
        </draw:path>
        <draw:line draw:style-name="gr10" draw:text-style-name="P3" draw:layer="layout" svg:x1="5.413cm" svg:y1="8.145cm" svg:x2="5.413cm" svg:y2="7.565cm">
          <text:p/>
        </draw:line>
        <draw:path draw:style-name="gr9" draw:text-style-name="P4" draw:layer="layout" svg:width="0.224cm" svg:height="0.182cm" svg:x="5.406cm" svg:y="7.441cm" svg:viewBox="0 0 225 183" svg:d="M209 26c32 34 14 93-40 129-52 36-123 38-154 3s-13-94 40-130c55-36 123-37 154-2z">
          <text:p/>
        </draw:path>
        <draw:path draw:style-name="gr9" draw:text-style-name="P4" draw:layer="layout" svg:width="0.197cm" svg:height="0.369cm" svg:x="5.405cm" svg:y="7.776cm" svg:viewBox="0 0 198 370" svg:d="M159 138c13-20 18-37 18-61 0-29-6-47-24-68l11-9c13 15 20 26 26 44 6 15 8 26 8 43 0 35-13 61-31 85s-36 37-52 53c-15 16-26 22-41 41-13 15-53 64-53 89v15h-21v-123l92-46c14-7 52-39 67-63z">
          <text:p/>
        </draw:path>
        <draw:path draw:style-name="gr9" draw:text-style-name="P4" draw:layer="layout" svg:width="0.197cm" svg:height="0.369cm" svg:x="5.405cm" svg:y="7.6cm" svg:viewBox="0 0 198 370" svg:d="M159 137c13-19 18-36 18-60 0-29-6-47-24-69l11-8c13 14 20 26 26 44 6 14 8 26 8 42 0 36-13 61-31 85-18 23-36 37-52 53-15 15-26 21-41 40-13 16-53 64-53 90v16h-21v-125l92-46c14-7 52-39 67-62z">
          <text:p/>
        </draw:path>
        <draw:line draw:style-name="gr10" draw:text-style-name="P3" draw:layer="layout" svg:x1="6.855cm" svg:y1="8.145cm" svg:x2="6.855cm" svg:y2="7.565cm">
          <text:p/>
        </draw:line>
        <draw:path draw:style-name="gr9" draw:text-style-name="P4" draw:layer="layout" svg:width="0.224cm" svg:height="0.182cm" svg:x="6.848cm" svg:y="7.441cm" svg:viewBox="0 0 225 183" svg:d="M209 26c32 34 14 93-41 129-52 36-122 38-153 3s-13-94 40-130c54-36 123-37 154-2z">
          <text:p/>
        </draw:path>
        <draw:path draw:style-name="gr9" draw:text-style-name="P4" draw:layer="layout" svg:width="0.197cm" svg:height="0.369cm" svg:x="6.847cm" svg:y="7.776cm" svg:viewBox="0 0 198 370" svg:d="M159 138c13-20 18-37 18-61 0-29-7-47-24-68l11-9c13 15 20 26 26 44 6 15 8 26 8 43 0 35-13 61-31 85s-37 37-53 53c-15 16-26 22-41 41-13 15-53 64-53 89v15h-20v-123l91-46c14-7 52-39 68-63z">
          <text:p/>
        </draw:path>
        <draw:path draw:style-name="gr9" draw:text-style-name="P4" draw:layer="layout" svg:width="0.197cm" svg:height="0.369cm" svg:x="6.847cm" svg:y="7.6cm" svg:viewBox="0 0 198 370" svg:d="M159 137c13-19 18-36 18-60 0-29-7-47-24-69l11-8c13 14 20 26 26 44 6 14 8 26 8 42 0 36-13 61-31 85-18 23-37 37-53 53-15 15-26 21-41 40-13 16-53 64-53 90v16h-20v-125l91-46c14-7 52-39 68-62z">
          <text:p/>
        </draw:path>
        <draw:line draw:style-name="gr10" draw:text-style-name="P3" draw:layer="layout" svg:x1="10.134cm" svg:y1="8.145cm" svg:x2="10.134cm" svg:y2="7.565cm">
          <text:p/>
        </draw:line>
        <draw:path draw:style-name="gr9" draw:text-style-name="P4" draw:layer="layout" svg:width="0.223cm" svg:height="0.182cm" svg:x="10.127cm" svg:y="7.441cm" svg:viewBox="0 0 224 183" svg:d="M208 26c32 34 14 93-39 129s-122 38-154 3c-31-35-13-94 40-130 54-36 122-37 153-2z">
          <text:p/>
        </draw:path>
        <draw:path draw:style-name="gr9" draw:text-style-name="P4" draw:layer="layout" svg:width="0.198cm" svg:height="0.369cm" svg:x="10.126cm" svg:y="7.776cm" svg:viewBox="0 0 199 370" svg:d="M160 138c13-20 18-37 18-61-1-29-7-47-24-68l10-9c13 15 21 26 27 44 5 15 8 26 8 43 0 35-13 61-32 85-18 24-36 37-51 53-16 16-26 22-42 41-13 15-53 64-53 89v15h-21v-123l92-46c14-7 52-39 68-63z">
          <text:p/>
        </draw:path>
        <draw:path draw:style-name="gr9" draw:text-style-name="P4" draw:layer="layout" svg:width="0.198cm" svg:height="0.369cm" svg:x="10.126cm" svg:y="7.6cm" svg:viewBox="0 0 199 370" svg:d="M160 137c13-19 18-36 18-60-1-29-7-47-24-69l10-8c13 14 21 26 27 44 5 14 8 26 8 42 0 36-13 61-32 85-18 23-36 37-51 53-16 15-26 21-42 40-13 16-53 64-53 90v16h-21v-125l92-46c14-7 52-39 68-62z">
          <text:p/>
        </draw:path>
        <draw:frame draw:style-name="gr11" draw:text-style-name="P2" draw:layer="layout" svg:width="7.796cm" svg:height="0.48cm" svg:x="2.722cm" svg:y="3.705cm">
          <draw:text-box>
            <text:p text:style-name="P1"><text:span text:style-name="T1">Corelli, Concerto Grosso, op. 6, no. 9, “Preludio”</text:span></text:p>
          </draw:text-box>
        </draw:frame>
        <draw:frame draw:style-name="gr12" draw:text-style-name="P2" draw:layer="layout" svg:width="0.451cm" svg:height="0.48cm" svg:x="2.087cm" svg:y="10.834cm">
          <draw:text-box>
            <text:p text:style-name="P1"><text:span text:style-name="T1">H. </text:span></text:p>
          </draw:text-box>
        </draw:frame>
        <draw:frame draw:style-name="gr13" draw:text-style-name="P2" draw:layer="layout" svg:width="14.243cm" svg:height="0.48cm" svg:x="2.722cm" svg:y="10.834cm">
          <draw:text-box>
            <text:p text:style-name="P1"><text:span text:style-name="T1">Compose a passage for three voices or instruments containing a sequence of seventh </text:span></text:p>
          </draw:text-box>
        </draw:frame>
        <draw:path draw:style-name="gr7" draw:text-style-name="P3" draw:layer="layout" svg:width="15.24cm" svg:height="4.42cm" svg:x="2.106cm" svg:y="12.176cm" svg:viewBox="0 0 15241 4421" svg:d="M0 706h15241M0 529h15241M0 353h15241M0 177h15241M0 0h15241M0 2563h15241M0 2387h15241M0 2210h15241M0 2034h15241M0 1858h15241M0 4421h15241M0 4245h15241M0 4069h15241M0 3892h15241M0 3716h15241">
          <text:p/>
        </draw:path>
        <draw:line draw:style-name="gr8" draw:text-style-name="P3" draw:layer="layout" svg:x1="2.106cm" svg:y1="16.609cm" svg:x2="2.106cm" svg:y2="12.164cm">
          <text:p/>
        </draw:line>
        <draw:path draw:style-name="gr7" draw:text-style-name="P3" draw:layer="layout" svg:width="15.24cm" svg:height="4.42cm" svg:x="2.106cm" svg:y="18.424cm" svg:viewBox="0 0 15241 4421" svg:d="M0 705h15241M0 529h15241M0 353h15241M0 176h15241M0 0h15241M0 2564h15241M0 2387h15241M0 2211h15241M0 2035h15241M0 1858h15241M0 4421h15241M0 4245h15241M0 4068h15241M0 3892h15241M0 3716h15241">
          <text:p/>
        </draw:path>
        <draw:line draw:style-name="gr8" draw:text-style-name="P3" draw:layer="layout" svg:x1="2.106cm" svg:y1="22.856cm" svg:x2="2.106cm" svg:y2="18.411cm">
          <text:p/>
        </draw:line>
        <draw:path draw:style-name="gr14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4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4" draw:text-style-name="P3" draw:layer="layout" svg:x1="10.553cm" svg:y1="-0.998cm" svg:x2="10.976cm" svg:y2="-0.998cm">
          <text:p/>
        </draw:line>
        <draw:line draw:style-name="gr14" draw:text-style-name="P3" draw:layer="layout" svg:x1="10.764cm" svg:y1="-1.21cm" svg:x2="10.764cm" svg:y2="-0.787cm">
          <text:p/>
        </draw:line>
        <draw:path draw:style-name="gr14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5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3" draw:layer="layout" svg:x1="10.553cm" svg:y1="-0.998cm" svg:x2="10.976cm" svg:y2="-0.998cm">
          <text:p/>
        </draw:line>
        <draw:line draw:style-name="gr15" draw:text-style-name="P3" draw:layer="layout" svg:x1="10.764cm" svg:y1="-1.21cm" svg:x2="10.764cm" svg:y2="-0.787cm">
          <text:p/>
        </draw:line>
        <draw:path draw:style-name="gr16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7" draw:text-style-name="P3" draw:layer="layout" svg:x1="10.659cm" svg:y1="-0.998cm" svg:x2="10.87cm" svg:y2="-0.998cm">
          <text:p/>
        </draw:line>
        <draw:line draw:style-name="gr17" draw:text-style-name="P3" draw:layer="layout" svg:x1="10.764cm" svg:y1="-1.104cm" svg:x2="10.764cm" svg:y2="-0.893cm">
          <text:p/>
        </draw:line>
        <draw:path draw:style-name="gr14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4" draw:text-style-name="P3" draw:layer="layout" svg:x1="10.553cm" svg:y1="28.635cm" svg:x2="10.976cm" svg:y2="28.635cm">
          <text:p/>
        </draw:line>
        <draw:line draw:style-name="gr14" draw:text-style-name="P3" draw:layer="layout" svg:x1="10.764cm" svg:y1="28.423cm" svg:x2="10.764cm" svg:y2="28.847cm">
          <text:p/>
        </draw:line>
        <draw:path draw:style-name="gr14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5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3" draw:layer="layout" svg:x1="10.553cm" svg:y1="28.635cm" svg:x2="10.976cm" svg:y2="28.635cm">
          <text:p/>
        </draw:line>
        <draw:line draw:style-name="gr15" draw:text-style-name="P3" draw:layer="layout" svg:x1="10.764cm" svg:y1="28.423cm" svg:x2="10.764cm" svg:y2="28.847cm">
          <text:p/>
        </draw:line>
        <draw:path draw:style-name="gr16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7" draw:text-style-name="P3" draw:layer="layout" svg:x1="10.659cm" svg:y1="28.635cm" svg:x2="10.87cm" svg:y2="28.635cm">
          <text:p/>
        </draw:line>
        <draw:line draw:style-name="gr17" draw:text-style-name="P3" draw:layer="layout" svg:x1="10.764cm" svg:y1="28.529cm" svg:x2="10.764cm" svg:y2="28.741cm">
          <text:p/>
        </draw:line>
        <draw:path draw:style-name="gr14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4" draw:text-style-name="P3" draw:layer="layout" svg:x1="-1.248cm" svg:y1="13.818cm" svg:x2="-0.824cm" svg:y2="13.818cm">
          <text:p/>
        </draw:line>
        <draw:line draw:style-name="gr14" draw:text-style-name="P3" draw:layer="layout" svg:x1="-1.036cm" svg:y1="13.607cm" svg:x2="-1.036cm" svg:y2="14.03cm">
          <text:p/>
        </draw:line>
        <draw:path draw:style-name="gr14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5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3" draw:layer="layout" svg:x1="-1.248cm" svg:y1="13.818cm" svg:x2="-0.824cm" svg:y2="13.818cm">
          <text:p/>
        </draw:line>
        <draw:line draw:style-name="gr15" draw:text-style-name="P3" draw:layer="layout" svg:x1="-1.036cm" svg:y1="13.607cm" svg:x2="-1.036cm" svg:y2="14.03cm">
          <text:p/>
        </draw:line>
        <draw:path draw:style-name="gr16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7" draw:text-style-name="P3" draw:layer="layout" svg:x1="-1.142cm" svg:y1="13.818cm" svg:x2="-0.93cm" svg:y2="13.818cm">
          <text:p/>
        </draw:line>
        <draw:line draw:style-name="gr17" draw:text-style-name="P3" draw:layer="layout" svg:x1="-1.036cm" svg:y1="13.712cm" svg:x2="-1.036cm" svg:y2="13.924cm">
          <text:p/>
        </draw:line>
        <draw:path draw:style-name="gr14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4" draw:text-style-name="P3" draw:layer="layout" svg:x1="22.353cm" svg:y1="13.818cm" svg:x2="22.777cm" svg:y2="13.818cm">
          <text:p/>
        </draw:line>
        <draw:line draw:style-name="gr14" draw:text-style-name="P3" draw:layer="layout" svg:x1="22.565cm" svg:y1="13.607cm" svg:x2="22.565cm" svg:y2="14.03cm">
          <text:p/>
        </draw:line>
        <draw:path draw:style-name="gr14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5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3" draw:layer="layout" svg:x1="22.353cm" svg:y1="13.818cm" svg:x2="22.777cm" svg:y2="13.818cm">
          <text:p/>
        </draw:line>
        <draw:line draw:style-name="gr15" draw:text-style-name="P3" draw:layer="layout" svg:x1="22.565cm" svg:y1="13.607cm" svg:x2="22.565cm" svg:y2="14.03cm">
          <text:p/>
        </draw:line>
        <draw:path draw:style-name="gr16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7" draw:text-style-name="P3" draw:layer="layout" svg:x1="22.459cm" svg:y1="13.818cm" svg:x2="22.671cm" svg:y2="13.818cm">
          <text:p/>
        </draw:line>
        <draw:line draw:style-name="gr17" draw:text-style-name="P3" draw:layer="layout" svg:x1="22.565cm" svg:y1="13.712cm" svg:x2="22.565cm" svg:y2="13.924cm">
          <text:p/>
        </draw:line>
        <draw:polygon draw:style-name="gr18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8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8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8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8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8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8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8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8" draw:text-style-name="P3" draw:layer="layout" svg:width="0.118cm" svg:height="0.01cm" svg:x="1.24cm" svg:y="28.704cm" svg:viewBox="0 0 119 11" draw:points="0,0 0,11 119,11 119,0">
          <text:p/>
        </draw:polygon>
        <draw:path draw:style-name="gr18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8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8" draw:text-style-name="P3" draw:layer="layout" svg:width="0.054cm" svg:height="0.149cm" svg:x="1.603cm" svg:y="28.539cm" svg:viewBox="0 0 55 150" svg:d="M55 0h-15c-6 24-16 27-40 28v15h34v107h21z">
          <text:p/>
        </draw:path>
        <draw:path draw:style-name="gr18" draw:text-style-name="P3" draw:layer="layout" svg:width="0.102cm" svg:height="0.15cm" svg:x="1.706cm" svg:y="28.542cm" svg:viewBox="0 0 103 151" svg:d="M30 18h64v-18h-78l-11 80 16 1c7-9 17-14 28-14 18 0 34 11 34 33 0 18-13 34-32 34-17 0-30-8-32-25h-19c3 34 28 42 48 42 47 0 55-37 55-53 0-31-26-48-50-48-13 0-23 4-29 9z">
          <text:p/>
        </draw:path>
        <draw:polygon draw:style-name="gr18" draw:text-style-name="P3" draw:layer="layout" svg:width="0.117cm" svg:height="0.01cm" svg:x="1.817cm" svg:y="28.704cm" svg:viewBox="0 0 118 11" draw:points="0,0 0,11 118,11 118,0">
          <text:p/>
        </draw:polygon>
        <draw:path draw:style-name="gr18" draw:text-style-name="P3" draw:layer="layout" svg:width="0.054cm" svg:height="0.149cm" svg:x="1.956cm" svg:y="28.539cm" svg:viewBox="0 0 55 150" svg:d="M55 0h-14c-6 24-16 27-41 28v15h35v107h20z">
          <text:p/>
        </draw:path>
        <draw:path draw:style-name="gr18" draw:text-style-name="P3" draw:layer="layout" svg:width="0.101cm" svg:height="0.149cm" svg:x="2.058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8" draw:text-style-name="P3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18" draw:text-style-name="P3" draw:layer="layout" svg:width="0.052cm" svg:height="0.019cm" svg:x="2.297cm" svg:y="28.62cm" svg:viewBox="0 0 53 20" draw:points="53,0 0,0 0,20 53,20">
          <text:p/>
        </draw:polygon>
        <draw:path draw:style-name="gr18" draw:text-style-name="P3" draw:layer="layout" svg:width="0.055cm" svg:height="0.149cm" svg:x="2.379cm" svg:y="28.539cm" svg:viewBox="0 0 56 150" svg:d="M56 0h-15c-6 24-16 27-41 28v15h36v107h20z">
          <text:p/>
        </draw:path>
        <draw:path draw:style-name="gr18" draw:text-style-name="P3" draw:layer="layout" svg:width="0.103cm" svg:height="0.153cm" svg:x="2.483cm" svg:y="28.539cm" svg:viewBox="0 0 104 154" svg:d="M40 80c4 0 7 0 9 0 13 0 35 2 35 27 0 19-13 30-32 30-29 0-32-19-33-34h-19c1 18 5 36 22 44 7 4 16 7 28 7 38 0 54-24 54-49 0-20-10-30-25-35 8-3 19-12 19-31 0-22-17-39-46-39-40 0-49 27-49 49h19c0-11 2-32 30-32 22 0 27 14 27 23 0 19-14 25-28 25-3 0-7-1-11-1z">
          <text:p/>
        </draw:path>
        <draw:path draw:style-name="gr18" draw:text-style-name="P3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8" draw:text-style-name="P3" draw:layer="layout" svg:width="0.022cm" svg:height="0.023cm" svg:x="2.729cm" svg:y="28.665cm" svg:viewBox="0 0 23 24" draw:points="23,0 0,0 0,24 23,24">
          <text:p/>
        </draw:polygon>
        <draw:path draw:style-name="gr18" draw:text-style-name="P3" draw:layer="layout" svg:width="0.019cm" svg:height="0.152cm" svg:x="2.784cm" svg:y="28.536cm" svg:viewBox="0 0 20 153" svg:d="M20 41h-20v112h20zM20 21v-21h-20v21z">
          <text:p/>
        </draw:path>
        <draw:path draw:style-name="gr18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8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8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8" draw:text-style-name="P3" draw:layer="layout" svg:width="0.054cm" svg:height="0.149cm" svg:x="3.368cm" svg:y="28.539cm" svg:viewBox="0 0 55 150" svg:d="M55 0h-14c-6 24-16 27-41 28v15h35v107h20z">
          <text:p/>
        </draw:path>
        <draw:path draw:style-name="gr18" draw:text-style-name="P3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path draw:style-name="gr18" draw:text-style-name="P3" draw:layer="layout" svg:width="0.102cm" svg:height="0.153cm" svg:x="3.59cm" svg:y="28.539cm" svg:viewBox="0 0 103 154" svg:d="M83 76c0 39-10 61-31 61-23 0-33-22-33-61 0-37 10-59 33-59 21 0 31 22 31 59zM103 76c0-30-9-76-51-76-44 0-52 46-52 76 0 31 8 78 52 78 42 0 51-47 51-78z">
          <text:p/>
        </draw:path>
        <draw:frame draw:style-name="gr19" draw:text-style-name="P2" draw:layer="layout" svg:width="8.354cm" svg:height="0.48cm" svg:x="2.722cm" svg:y="11.257cm">
          <draw:text-box>
            <text:p text:style-name="P1"><text:span text:style-name="T1">chords similar to that used in the excerpt of Part F.</text:span></text:p>
          </draw:text-box>
        </draw:frame>
        <draw:path draw:style-name="gr18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8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8" draw:text-style-name="P3" draw:layer="layout" svg:width="0.066cm" svg:height="0.16cm" svg:x="19.886cm" svg:y="28.532cm" svg:viewBox="0 0 67 161" draw:points="67,0 53,0 0,161 15,161">
          <text:p/>
        </draw:polygon>
        <draw:path draw:style-name="gr18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8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8" draw:text-style-name="P3" draw:layer="layout" svg:width="0.067cm" svg:height="0.16cm" svg:x="20.18cm" svg:y="28.532cm" svg:viewBox="0 0 68 161" draw:points="68,0 54,0 0,161 15,161">
          <text:p/>
        </draw:polygon>
        <draw:path draw:style-name="gr18" draw:text-style-name="P3" draw:layer="layout" svg:width="0.055cm" svg:height="0.149cm" svg:x="20.264cm" svg:y="28.539cm" svg:viewBox="0 0 56 150" svg:d="M56 0h-15c-6 24-16 27-41 28v15h36v107h20z">
          <text:p/>
        </draw:path>
        <draw:path draw:style-name="gr18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8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8" draw:text-style-name="P3" draw:layer="layout" svg:width="0.022cm" svg:height="0.109cm" svg:x="20.791cm" svg:y="28.579cm" svg:viewBox="0 0 23 110" svg:d="M23 87h-23v23h23zM23 0h-23v22h23z">
          <text:p/>
        </draw:path>
        <draw:path draw:style-name="gr18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8" draw:text-style-name="P3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8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8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0" draw:text-style-name="P6" draw:layer="layout" svg:width="3.401cm" svg:height="0.213cm" svg:x="0.323cm" svg:y="28.534cm">
          <draw:text-box>
            <text:p text:style-name="P1"><text:span text:style-name="T3">kos86760_ch15_123-132.indd <text:s text:c="2"/>130</text:span></text:p>
          </draw:text-box>
        </draw:frame>
        <draw:frame draw:style-name="gr21" draw:text-style-name="P6" draw:layer="layout" svg:width="1.801cm" svg:height="0.213cm" svg:x="19.655cm" svg:y="28.534cm">
          <draw:text-box>
            <text:p text:style-name="P1"><text:span text:style-name="T3">09/01/17 <text:s text:c="2"/>4:59 PM</text:span></text:p>
          </draw:text-box>
        </draw:frame>
        <draw:path draw:style-name="gr9" draw:text-style-name="P4" draw:layer="layout" svg:width="0.088cm" svg:height="0.089cm" svg:x="6.112cm" svg:y="5.68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6.112cm" svg:y="5.869cm" svg:viewBox="0 0 89 89" svg:d="M45 89c-24 0-45-21-45-45 0-25 19-44 44-44s45 19 45 44c0 24-19 45-44 45z">
          <text:p/>
        </draw:path>
        <draw:line draw:style-name="gr10" draw:text-style-name="P3" draw:layer="layout" svg:x1="6.039cm" svg:y1="5.979cm" svg:x2="6.039cm" svg:y2="5.177cm">
          <text:p/>
        </draw:line>
        <draw:path draw:style-name="gr9" draw:text-style-name="P4" draw:layer="layout" svg:width="0.224cm" svg:height="0.182cm" svg:x="5.824cm" svg:y="5.905cm" svg:viewBox="0 0 225 183" svg:d="M209 26c32 34 14 93-40 130-53 35-123 37-154 2-31-34-13-93 40-130 55-36 123-37 154-2z">
          <text:p/>
        </draw:path>
        <draw:path draw:style-name="gr9" draw:text-style-name="P4" draw:layer="layout" svg:width="0.224cm" svg:height="0.182cm" svg:x="5.824cm" svg:y="5.629cm" svg:viewBox="0 0 225 183" svg:d="M209 25c32 35 14 94-40 130-53 36-123 37-154 3-31-35-13-94 40-130 55-36 123-37 154-3z">
          <text:p/>
        </draw:path>
        <draw:path draw:style-name="gr9" draw:text-style-name="P4" draw:layer="layout" svg:width="0.213cm" svg:height="0.503cm" svg:x="6.289cm" svg:y="5.678cm" svg:viewBox="0 0 214 504" svg:d="M142 504h-42c7-41 12-64 19-105 11-63 20-100 32-163-4 5-32 27-53 36-17 8-49 20-75 6-18-9-22-25-23-44 0-11 1-19 5-28 4-11 14-21 21-25 11-5 27-6 42 0 16 8 25 22 25 41 0 10-1 14-3 24 0 3 0 5 3 6s6 0 9-1c13-9 22-16 33-27 11-12 18-20 25-35l27-131c-1 2-14 16-26 21-7 4-11 8-25 14-26 11-27 15-46 16-14 0-23 1-34-6-14-8-26-23-26-42s8-46 33-53c10-4 27-6 40-1 18 7 24 25 24 45 0 7-1 13-2 20 0 1 1 4 3 5 3 1 6 0 8-1 12-8 23-18 36-30 20-19 25-38 27-46h15c-17 123-29 194-46 315-5 38-10 60-14 97-5 35-8 57-12 92z">
          <text:p/>
        </draw:path>
        <draw:line draw:style-name="gr10" draw:text-style-name="P3" draw:layer="layout" svg:x1="6.904cm" svg:y1="6.077cm" svg:x2="6.904cm" svg:y2="5.678cm">
          <text:p/>
        </draw:line>
        <draw:path draw:style-name="gr9" draw:text-style-name="P4" draw:layer="layout" svg:width="0.224cm" svg:height="0.182cm" svg:x="6.686cm" svg:y="5.806cm" svg:viewBox="0 0 225 183" svg:d="M209 26c32 34 14 93-40 130-53 35-123 37-154 2-31-34-13-93 40-130 54-36 123-37 154-2z">
          <text:p/>
        </draw:path>
        <draw:path draw:style-name="gr9" draw:text-style-name="P4" draw:layer="layout" svg:width="0.224cm" svg:height="0.182cm" svg:x="6.689cm" svg:y="5.994cm" svg:viewBox="0 0 225 183" svg:d="M209 26c32 35 14 94-39 130-53 35-123 37-154 2-32-34-13-93 39-129 55-37 123-38 154-3z">
          <text:p/>
        </draw:path>
        <draw:path draw:style-name="gr9" draw:text-style-name="P4" draw:layer="layout" svg:width="0.413cm" svg:height="0.733cm" svg:x="6.674cm" svg:y="5.101cm" svg:viewBox="0 0 414 734" svg:d="M237 186v1 1c0 55 0 99 28 134 39 49 100 99 129 170 26 65 24 148 7 212l-7 30-17-5 7-32c17-80 12-164-8-204-32-62-77-92-139-109v179c30 105-175 208-227 113-56-106 140-208 208-144v-152-207-3-170h18 1v52c0 23 17 56 37 83 38 50 57 57 96 109 13 18 34 58 34 99 0 35-8 55-26 81l-13-11c17-29 24-51 21-85-6-56-50-103-91-123-15-8-40-19-58-25z">
          <text:p/>
        </draw:path>
        <draw:path draw:style-name="gr9" draw:text-style-name="P4" draw:layer="layout" svg:width="0.088cm" svg:height="0.089cm" svg:x="7.569cm" svg:y="5.68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7.569cm" svg:y="5.869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7.569cm" svg:y="6.06cm" svg:viewBox="0 0 89 89" svg:d="M45 89c-24 0-45-20-45-45 0-24 19-44 44-44s45 20 45 44c0 25-19 45-44 45z">
          <text:p/>
        </draw:path>
        <draw:line draw:style-name="gr10" draw:text-style-name="P3" draw:layer="layout" svg:x1="7.496cm" svg:y1="6.077cm" svg:x2="7.496cm" svg:y2="5.275cm">
          <text:p/>
        </draw:line>
        <draw:path draw:style-name="gr9" draw:text-style-name="P4" draw:layer="layout" svg:width="0.224cm" svg:height="0.182cm" svg:x="7.281cm" svg:y="5.806cm" svg:viewBox="0 0 225 183" svg:d="M209 26c32 34 14 93-40 130-53 35-123 37-154 2-31-34-13-93 40-130 55-36 123-37 154-2z">
          <text:p/>
        </draw:path>
        <draw:path draw:style-name="gr9" draw:text-style-name="P4" draw:layer="layout" svg:width="0.224cm" svg:height="0.182cm" svg:x="7.281cm" svg:y="5.629cm" svg:viewBox="0 0 225 183" svg:d="M209 25c32 35 14 94-40 130-53 36-123 37-154 3-31-35-13-94 40-130 55-36 123-37 154-3z">
          <text:p/>
        </draw:path>
        <draw:path draw:style-name="gr9" draw:text-style-name="P4" draw:layer="layout" svg:width="0.224cm" svg:height="0.182cm" svg:x="7.281cm" svg:y="5.994cm" svg:viewBox="0 0 225 183" svg:d="M209 26c32 35 14 94-40 130-53 35-123 37-154 2-31-34-13-93 40-129 55-37 123-38 154-3z">
          <text:p/>
        </draw:path>
        <draw:line draw:style-name="gr10" draw:text-style-name="P3" draw:layer="layout" svg:x1="8.021cm" svg:y1="6.077cm" svg:x2="8.021cm" svg:y2="5.275cm">
          <text:p/>
        </draw:line>
        <draw:path draw:style-name="gr9" draw:text-style-name="P4" draw:layer="layout" svg:width="0.224cm" svg:height="0.182cm" svg:x="7.806cm" svg:y="5.806cm" svg:viewBox="0 0 225 183" svg:d="M209 26c32 34 14 93-40 130-53 35-123 37-154 2-31-34-13-93 40-130 55-36 123-37 154-2z">
          <text:p/>
        </draw:path>
        <draw:path draw:style-name="gr9" draw:text-style-name="P4" draw:layer="layout" svg:width="0.224cm" svg:height="0.182cm" svg:x="7.806cm" svg:y="5.629cm" svg:viewBox="0 0 225 183" svg:d="M209 25c32 35 14 94-40 130-53 36-123 37-154 3-31-35-13-94 40-130 55-36 123-37 154-3z">
          <text:p/>
        </draw:path>
        <draw:path draw:style-name="gr9" draw:text-style-name="P4" draw:layer="layout" svg:width="0.224cm" svg:height="0.182cm" svg:x="7.806cm" svg:y="5.994cm" svg:viewBox="0 0 225 183" svg:d="M209 26c32 35 14 94-40 130-53 35-123 37-154 2-31-34-13-93 40-129 55-37 123-38 154-3z">
          <text:p/>
        </draw:path>
        <draw:polygon draw:style-name="gr9" draw:text-style-name="P4" draw:layer="layout" svg:width="0.535cm" svg:height="0.087cm" draw:transform="rotate (-3.14159265358979) translate (8.032cm 5.363cm)" svg:viewBox="0 0 536 88" draw:points="0,0 536,0 536,88 0,88">
          <text:p/>
        </draw:polygon>
        <draw:polygon draw:style-name="gr9" draw:text-style-name="P4" draw:layer="layout" svg:width="0.207cm" svg:height="0.088cm" draw:transform="rotate (-3.14159265358979) translate (8.032cm 5.481cm)" svg:viewBox="0 0 208 89" draw:points="0,0 208,0 208,89 0,89">
          <text:p/>
        </draw:polygon>
        <draw:path draw:style-name="gr9" draw:text-style-name="P4" draw:layer="layout" svg:width="0.088cm" svg:height="0.088cm" svg:x="8.368cm" svg:y="6.061cm" svg:viewBox="0 0 89 89" svg:d="M45 89c-24 0-45-20-45-45 0-24 19-44 44-44s45 20 45 44c0 25-19 45-44 45z">
          <text:p/>
        </draw:path>
        <draw:path draw:style-name="gr9" draw:text-style-name="P4" draw:layer="layout" svg:width="0.224cm" svg:height="0.182cm" svg:x="8.08cm" svg:y="5.995cm" svg:viewBox="0 0 225 183" svg:d="M209 26c32 35 14 94-40 130-53 35-123 37-154 2-31-34-13-93 40-129 55-37 123-38 154-3z">
          <text:p/>
        </draw:path>
        <draw:path draw:style-name="gr9" draw:text-style-name="P4" draw:layer="layout" svg:width="0.088cm" svg:height="0.089cm" svg:x="8.364cm" svg:y="5.68cm" svg:viewBox="0 0 89 90" svg:d="M45 90c-24 0-45-21-45-45 0-25 19-45 44-45s45 20 45 45c0 24-19 45-44 45z">
          <text:p/>
        </draw:path>
        <draw:path draw:style-name="gr9" draw:text-style-name="P4" draw:layer="layout" svg:width="0.088cm" svg:height="0.089cm" svg:x="8.365cm" svg:y="5.489cm" svg:viewBox="0 0 89 90" svg:d="M45 90c-24 0-45-21-45-45 0-25 19-45 44-45s45 20 45 45c0 24-19 45-44 45z">
          <text:p/>
        </draw:path>
        <draw:path draw:style-name="gr9" draw:text-style-name="P4" draw:layer="layout" svg:width="0.224cm" svg:height="0.182cm" svg:x="8.081cm" svg:y="5.719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8.082cm" svg:y="5.536cm" svg:viewBox="0 0 225 183" svg:d="M209 26c32 35 14 94-40 130-53 35-123 37-154 2-31-34-13-93 40-129 55-37 123-38 154-3z">
          <text:p/>
        </draw:path>
        <draw:line draw:style-name="gr10" draw:text-style-name="P3" draw:layer="layout" svg:x1="8.305cm" svg:y1="6.077cm" svg:x2="8.305cm" svg:y2="5.275cm">
          <text:p/>
        </draw:line>
        <draw:path draw:style-name="gr9" draw:text-style-name="P4" draw:layer="layout" svg:width="0.088cm" svg:height="0.088cm" svg:x="8.907cm" svg:y="6.062cm" svg:viewBox="0 0 89 89" svg:d="M45 89c-24 0-45-20-45-45 0-24 19-44 44-44s45 20 45 44c0 25-19 45-44 45z">
          <text:p/>
        </draw:path>
        <draw:path draw:style-name="gr9" draw:text-style-name="P4" draw:layer="layout" svg:width="0.224cm" svg:height="0.182cm" svg:x="8.619cm" svg:y="5.996cm" svg:viewBox="0 0 225 183" svg:d="M209 26c32 35 14 94-40 130-53 35-123 37-154 2-31-34-13-93 40-129 55-37 123-38 154-3z">
          <text:p/>
        </draw:path>
        <draw:path draw:style-name="gr9" draw:text-style-name="P4" draw:layer="layout" svg:width="0.088cm" svg:height="0.089cm" svg:x="8.903cm" svg:y="5.681cm" svg:viewBox="0 0 89 90" svg:d="M45 90c-24 0-45-21-45-45 0-25 19-45 44-45s45 20 45 45c0 24-19 45-44 45z">
          <text:p/>
        </draw:path>
        <draw:path draw:style-name="gr9" draw:text-style-name="P4" draw:layer="layout" svg:width="0.088cm" svg:height="0.089cm" svg:x="8.904cm" svg:y="5.49cm" svg:viewBox="0 0 89 90" svg:d="M45 90c-24 0-45-21-45-45 0-25 19-45 44-45s45 20 45 45c0 24-19 45-44 45z">
          <text:p/>
        </draw:path>
        <draw:path draw:style-name="gr9" draw:text-style-name="P4" draw:layer="layout" svg:width="0.224cm" svg:height="0.182cm" svg:x="8.62cm" svg:y="5.72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8.621cm" svg:y="5.537cm" svg:viewBox="0 0 225 183" svg:d="M209 26c32 35 14 94-40 130-53 35-123 37-154 2-31-34-13-93 40-129 55-37 123-38 154-3z">
          <text:p/>
        </draw:path>
        <draw:line draw:style-name="gr10" draw:text-style-name="P3" draw:layer="layout" svg:x1="8.844cm" svg:y1="6.078cm" svg:x2="8.844cm" svg:y2="5.276cm">
          <text:p/>
        </draw:line>
        <draw:polygon draw:style-name="gr9" draw:text-style-name="P4" draw:layer="layout" svg:width="0.535cm" svg:height="0.087cm" draw:transform="rotate (-3.14159265358979) translate (8.841cm 5.363cm)" svg:viewBox="0 0 536 88" draw:points="0,0 536,0 536,88 0,88">
          <text:p/>
        </draw:polygon>
        <draw:polygon draw:style-name="gr9" draw:text-style-name="P4" draw:layer="layout" svg:width="0.207cm" svg:height="0.088cm" draw:transform="rotate (-3.14159265358979) translate (8.841cm 5.481cm)" svg:viewBox="0 0 208 89" draw:points="0,0 208,0 208,89 0,89">
          <text:p/>
        </draw:polygon>
        <draw:path draw:style-name="gr9" draw:text-style-name="P4" draw:layer="layout" svg:width="0.224cm" svg:height="0.182cm" svg:x="9.026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9.027cm" svg:y="5.73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9.028cm" svg:y="5.437cm" svg:viewBox="0 0 225 183" svg:d="M209 26c32 35 14 94-40 130-53 35-123 37-154 2-31-34-13-93 40-129 55-37 123-38 154-3z">
          <text:p/>
        </draw:path>
        <draw:path draw:style-name="gr9" draw:text-style-name="P4" draw:layer="layout" svg:width="0.088cm" svg:height="0.089cm" svg:x="9.327cm" svg:y="5.48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9.327cm" svg:y="5.669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9.327cm" svg:y="5.86cm" svg:viewBox="0 0 89 89" svg:d="M45 89c-24 0-45-20-45-45 0-24 19-44 44-44s45 20 45 44c0 25-19 45-44 45z">
          <text:p/>
        </draw:path>
        <draw:line draw:style-name="gr10" draw:text-style-name="P3" draw:layer="layout" svg:x1="9.251cm" svg:y1="5.965cm" svg:x2="9.251cm" svg:y2="4.912cm">
          <text:p/>
        </draw:line>
        <draw:path draw:style-name="gr9" draw:text-style-name="P4" draw:layer="layout" svg:width="0.213cm" svg:height="0.503cm" svg:x="9.796cm" svg:y="5.66cm" svg:viewBox="0 0 214 504" svg:d="M142 504h-42c7-40 12-64 19-104 11-63 20-101 32-164-5 6-32 27-53 37-17 7-49 20-75 6-19-10-22-25-23-44 0-12 1-20 4-30 5-10 14-21 22-24 10-5 27-7 43 0 15 8 24 22 24 42 0 9-1 13-3 24 0 2 0 5 3 6s6 0 8-2c13-9 23-16 33-27 12-13 18-21 26-35l27-131c-2 3-15 17-26 22-8 3-11 8-25 14-26 11-28 13-47 14-13 0-21 1-34-5-13-8-25-22-25-41s8-46 33-54c11-3 26-6 39-1 18 7 25 25 25 45 0 8-1 14-2 20 0 2 1 4 2 5 4 2 6 0 9-1 12-8 22-18 35-30 20-19 25-38 28-46h15c-18 122-30 193-46 316-5 37-10 60-15 97-4 34-7 57-11 91z">
          <text:p/>
        </draw:path>
        <draw:path draw:style-name="gr9" draw:text-style-name="P4" draw:layer="layout" svg:width="0.413cm" svg:height="0.733cm" svg:x="10.01cm" svg:y="5.193cm" svg:viewBox="0 0 414 734" svg:d="M237 186v1 1c0 55 0 99 28 134 39 49 100 99 129 170 26 65 24 148 7 212l-7 30-17-5 7-32c17-80 12-164-8-204-32-62-77-92-139-109v179c30 105-175 208-227 113-56-106 140-208 208-144v-152-207-3-170h18 1v52c0 23 17 56 37 83 38 50 57 57 96 109 13 18 34 58 34 99 0 35-8 55-26 81l-13-11c17-29 24-51 21-85-6-56-50-103-91-123-15-8-40-19-58-25z">
          <text:p/>
        </draw:path>
        <draw:path draw:style-name="gr9" draw:text-style-name="P4" draw:layer="layout" svg:width="0.224cm" svg:height="0.182cm" svg:x="10.621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0.622cm" svg:y="5.73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0.623cm" svg:y="5.437cm" svg:viewBox="0 0 225 183" svg:d="M209 26c32 35 14 94-40 130-53 35-123 37-154 2-31-34-13-93 40-129 55-37 123-38 154-3z">
          <text:p/>
        </draw:path>
        <draw:path draw:style-name="gr9" draw:text-style-name="P4" draw:layer="layout" svg:width="0.088cm" svg:height="0.089cm" svg:x="10.922cm" svg:y="5.48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10.922cm" svg:y="5.669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10.922cm" svg:y="5.86cm" svg:viewBox="0 0 89 89" svg:d="M45 89c-24 0-45-20-45-45 0-24 19-44 44-44s45 20 45 44c0 25-19 45-44 45z">
          <text:p/>
        </draw:path>
        <draw:line draw:style-name="gr10" draw:text-style-name="P3" draw:layer="layout" svg:x1="10.846cm" svg:y1="5.965cm" svg:x2="10.846cm" svg:y2="4.912cm">
          <text:p/>
        </draw:line>
        <draw:path draw:style-name="gr9" draw:text-style-name="P4" draw:layer="layout" svg:width="0.224cm" svg:height="0.182cm" svg:x="11.149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15cm" svg:y="5.73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151cm" svg:y="5.437cm" svg:viewBox="0 0 225 183" svg:d="M209 26c32 35 14 94-40 130-53 35-123 37-154 2-31-34-13-93 40-129 55-37 123-38 154-3z">
          <text:p/>
        </draw:path>
        <draw:line draw:style-name="gr10" draw:text-style-name="P3" draw:layer="layout" svg:x1="11.374cm" svg:y1="5.965cm" svg:x2="11.374cm" svg:y2="4.912cm">
          <text:p/>
        </draw:line>
        <draw:polygon draw:style-name="gr9" draw:text-style-name="P4" draw:layer="layout" svg:width="0.207cm" svg:height="0.088cm" svg:x="11.172cm" svg:y="5.068cm" svg:viewBox="0 0 208 89" draw:points="208,0 0,0 0,89 208,89">
          <text:p/>
        </draw:polygon>
        <draw:polygon draw:style-name="gr9" draw:text-style-name="P4" draw:layer="layout" svg:width="0.536cm" svg:height="0.087cm" svg:x="10.842cm" svg:y="4.911cm" svg:viewBox="0 0 537 88" draw:points="0,88 537,88 537,0 0,0">
          <text:p/>
        </draw:polygon>
        <draw:path draw:style-name="gr9" draw:text-style-name="P4" draw:layer="layout" svg:width="0.224cm" svg:height="0.182cm" svg:x="11.456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457cm" svg:y="5.73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458cm" svg:y="5.529cm" svg:viewBox="0 0 225 183" svg:d="M209 26c32 35 14 94-40 130-53 35-123 37-154 2-31-34-13-93 40-129 55-37 123-38 154-3z">
          <text:p/>
        </draw:path>
        <draw:line draw:style-name="gr10" draw:text-style-name="P3" draw:layer="layout" svg:x1="11.681cm" svg:y1="5.965cm" svg:x2="11.681cm" svg:y2="4.912cm">
          <text:p/>
        </draw:line>
        <draw:path draw:style-name="gr9" draw:text-style-name="P4" draw:layer="layout" svg:width="0.088cm" svg:height="0.089cm" svg:x="11.75cm" svg:y="5.481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11.75cm" svg:y="5.67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11.75cm" svg:y="5.861cm" svg:viewBox="0 0 89 89" svg:d="M45 89c-24 0-45-20-45-45 0-24 19-44 44-44s45 20 45 44c0 25-19 45-44 45z">
          <text:p/>
        </draw:path>
        <draw:path draw:style-name="gr9" draw:text-style-name="P4" draw:layer="layout" svg:width="0.224cm" svg:height="0.182cm" svg:x="11.925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926cm" svg:y="5.73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1.927cm" svg:y="5.529cm" svg:viewBox="0 0 225 183" svg:d="M209 26c32 35 14 94-40 130-53 35-123 37-154 2-31-34-13-93 40-129 55-37 123-38 154-3z">
          <text:p/>
        </draw:path>
        <draw:line draw:style-name="gr10" draw:text-style-name="P3" draw:layer="layout" svg:x1="12.15cm" svg:y1="5.965cm" svg:x2="12.15cm" svg:y2="4.912cm">
          <text:p/>
        </draw:line>
        <draw:polygon draw:style-name="gr9" draw:text-style-name="P4" draw:layer="layout" svg:width="0.207cm" svg:height="0.088cm" svg:x="11.942cm" svg:y="5.068cm" svg:viewBox="0 0 208 89" draw:points="208,0 0,0 0,89 208,89">
          <text:p/>
        </draw:polygon>
        <draw:polygon draw:style-name="gr9" draw:text-style-name="P4" draw:layer="layout" svg:width="0.468cm" svg:height="0.087cm" svg:x="11.681cm" svg:y="4.911cm" svg:viewBox="0 0 469 88" draw:points="0,88 469,88 469,0 0,0">
          <text:p/>
        </draw:polygon>
        <draw:path draw:style-name="gr9" draw:text-style-name="P4" draw:layer="layout" svg:width="0.224cm" svg:height="0.182cm" svg:x="12.229cm" svg:y="5.917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2.23cm" svg:y="5.62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2.231cm" svg:y="5.437cm" svg:viewBox="0 0 225 183" svg:d="M209 26c32 35 14 94-40 130-53 35-123 37-154 2-31-34-13-93 40-129 55-37 123-38 154-3z">
          <text:p/>
        </draw:path>
        <draw:line draw:style-name="gr10" draw:text-style-name="P3" draw:layer="layout" svg:x1="12.454cm" svg:y1="5.965cm" svg:x2="12.454cm" svg:y2="4.912cm">
          <text:p/>
        </draw:line>
        <draw:path draw:style-name="gr9" draw:text-style-name="P4" draw:layer="layout" svg:width="0.224cm" svg:height="0.182cm" svg:x="12.814cm" svg:y="5.621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2.815cm" svg:y="5.32cm" svg:viewBox="0 0 225 183" svg:d="M209 26c32 35 14 94-40 130-53 35-123 37-154 2-31-34-13-93 40-129 55-37 123-38 154-3z">
          <text:p/>
        </draw:path>
        <draw:line draw:style-name="gr10" draw:text-style-name="P3" draw:layer="layout" svg:x1="13.038cm" svg:y1="5.886cm" svg:x2="13.038cm" svg:y2="4.913cm">
          <text:p/>
        </draw:line>
        <draw:path draw:style-name="gr9" draw:text-style-name="P4" draw:layer="layout" svg:width="0.224cm" svg:height="0.182cm" svg:x="12.815cm" svg:y="5.805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3.623cm" svg:y="5.52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3.624cm" svg:y="5.321cm" svg:viewBox="0 0 225 183" svg:d="M209 26c32 35 14 94-40 130-53 35-123 37-154 2-31-34-13-93 40-129 55-37 123-38 154-3z">
          <text:p/>
        </draw:path>
        <draw:line draw:style-name="gr10" draw:text-style-name="P3" draw:layer="layout" svg:x1="13.847cm" svg:y1="5.793cm" svg:x2="13.847cm" svg:y2="4.914cm">
          <text:p/>
        </draw:line>
        <draw:path draw:style-name="gr9" draw:text-style-name="P4" draw:layer="layout" svg:width="0.224cm" svg:height="0.182cm" svg:x="13.624cm" svg:y="5.704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4.25cm" svg:y="5.443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4.251cm" svg:y="5.244cm" svg:viewBox="0 0 225 183" svg:d="M209 26c32 35 14 94-40 130-53 35-123 37-154 2-31-34-13-93 40-129 55-37 123-38 154-3z">
          <text:p/>
        </draw:path>
        <draw:line draw:style-name="gr10" draw:text-style-name="P3" draw:layer="layout" svg:x1="14.474cm" svg:y1="5.794cm" svg:x2="14.474cm" svg:y2="4.915cm">
          <text:p/>
        </draw:line>
        <draw:path draw:style-name="gr9" draw:text-style-name="P4" draw:layer="layout" svg:width="0.224cm" svg:height="0.182cm" svg:x="14.251cm" svg:y="5.705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4.955cm" svg:y="5.812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4.956cm" svg:y="5.629cm" svg:viewBox="0 0 225 183" svg:d="M209 26c32 35 14 94-40 130-53 35-123 37-154 2-31-34-13-93 40-129 55-37 123-38 154-3z">
          <text:p/>
        </draw:path>
        <draw:path draw:style-name="gr9" draw:text-style-name="P4" draw:layer="layout" svg:width="0.224cm" svg:height="0.182cm" svg:x="14.957cm" svg:y="5.343cm" svg:viewBox="0 0 225 183" svg:d="M209 26c32 35 14 94-40 130-53 35-123 37-154 2-31-34-13-93 40-129 55-37 123-38 154-3z">
          <text:p/>
        </draw:path>
        <draw:line draw:style-name="gr10" draw:text-style-name="P3" draw:layer="layout" svg:x1="15.168cm" svg:y1="5.894cm" svg:x2="15.168cm" svg:y2="5.015cm">
          <text:p/>
        </draw:line>
        <draw:path draw:style-name="gr9" draw:text-style-name="P4" draw:layer="layout" svg:width="0.088cm" svg:height="0.089cm" svg:x="15.238cm" svg:y="5.301cm" svg:viewBox="0 0 89 90" svg:d="M45 90c-24 0-45-21-45-45 0-25 19-45 44-45s45 20 45 45c0 24-19 45-44 45z">
          <text:p/>
        </draw:path>
        <draw:path draw:style-name="gr9" draw:text-style-name="P4" draw:layer="layout" svg:width="0.088cm" svg:height="0.088cm" svg:x="15.227cm" svg:y="5.671cm" svg:viewBox="0 0 89 89" svg:d="M45 89c-24 0-45-21-45-45 0-25 19-44 44-44s45 19 45 44c0 24-19 45-44 45z">
          <text:p/>
        </draw:path>
        <draw:path draw:style-name="gr9" draw:text-style-name="P4" draw:layer="layout" svg:width="0.088cm" svg:height="0.088cm" svg:x="15.227cm" svg:y="5.862cm" svg:viewBox="0 0 89 89" svg:d="M45 89c-24 0-45-20-45-45 0-24 19-44 44-44s45 20 45 44c0 25-19 45-44 4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3-15T00:04:36.801346373</dc:date>
    <meta:editing-duration>PT36M57S</meta:editing-duration>
    <meta:editing-cycles>6</meta:editing-cycles>
    <meta:document-statistic meta:object-count="30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a003a004a000300df00420044002e00a2007800de008000d8007c00ee0099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Q8ygkJewXWH6lsqZC0Gjma55S43TpbiHTRTTXOy87GNvIUTwIflKY48G593UG9Qr
TAYqSSJXvmMZlT0+fhrAWg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5e4eqzvAlFqapoClm9f5582XI18/NXI4vBpxpOrghifEQk4TrM/yvW0euDpr4ekd
IxXPnglIWLYNOhTg4TShvw==</DigestValue>
      </Reference>
      <Reference URI="Thumbnails/thumbnail.png">
        <DigestMethod Algorithm="http://www.w3.org/2001/04/xmlenc#sha512"/>
        <DigestValue>MHbMvDlV5BYju2ul8SXdHH3nBMAaalc8m3Hl4PJblGXrWTvaRclhtTiHuDJpB/ZV
fqbFApmiK+waOZb6tQx85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Cxftim6WyBNxeA1gSJhF1zYOVNNpofKuGZqdtZ5E1k+khs4u1jf+K8vFbUU3AuYh
pXs1sZdBxie3LhXkKi+ON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fujZGcP/JXXFUjoCU2f4VQuC7Tedh4koa6rMs3J4VaClrIxKLBXnDaJz14nvq3dE
hwbMM1QVvDWI6HelEEBjIA==</DigestValue>
      </Reference>
      <Reference URI="#ID_00aa002e00ce006f00b600080040005e008a001a005200be0033007200b100c7">
        <DigestMethod Algorithm="http://www.w3.org/2001/04/xmlenc#sha512"/>
        <DigestValue>cbpg/Ia+KipK6rjT/CxANOUMgBx4gpU60W4AwLzAda0QCTO0DqrxOa60hcCD0xwO
Far9j+KQ3ChBOfw3OW4sQg==</DigestValue>
      </Reference>
      <Reference URI="#idSignedProperties_ID_00ba003a004a000300df00420044002e00a2007800de008000d8007c00ee0099" Type="http://uri.etsi.org/01903#SignedProperties">
        <DigestMethod Algorithm="http://www.w3.org/2001/04/xmlenc#sha512"/>
        <DigestValue>tG4OU4WZYFssuJJU7/Ev+G0qT+Dp5r+iHxF3pUYyZnrfFhVueVLsB9KW94RTNwHo
rcWu8jNMGiv85y2aAdeMJg==</DigestValue>
      </Reference>
    </SignedInfo>
    <SignatureValue>iQGzBAABCAAdFiEEeroOr0dzJZW8bXBaK+Pgotj5j6UFAmIvZ7oACgkQK+Pgotj5j6WDywv/X1SjmWd
x0JaPhMQxdZjpqIAdNBQFNUKt7VMcEAsRdB/4Gc4c/1g+1Lt4eESx2QJIyEmItiB5OM3A9DHmFu+AM7
c11APyaSVfDWYzo8LxKoAIM/6ZJu1wVvGqabuAwE2WAfEN2zALf4RqBxaFB6HU2qXCYSXRxsXVbhcDX
qBqt4mtvc1S/9z/xKcHPpe1stsK7QaCoASR2ZuzvMSfyBsHkoOCHOW2TDFeZVr+Iq00TfAqWPzXWQAw
vOIBOsjpcbGDUQ3c+mWe5wx1R2Nr9QMdOvyuZZ1b0W9ehClPVxnvvbCYYosYukvXDO/PzQl+Gh1Eium
k4BWvebRKbrEPJe9HLtnt+fEiHl2+acqd1ZrWOrCuNxNBBQ2BvZAMNzXj3lukVxPIF5P+nGY0XDwM/+
mP43r3TzV24WzUVoBrVtIO03eTrPti6I+yuIsqFk6RyGEsCnSFyUQit9dauT/VBkIo22tNWMTv2tkZP
jm0uCgBpdsfd8Uaua357b6u+RGchlPJ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aa002e00ce006f00b600080040005e008a001a005200be0033007200b100c7" Target="#ID_00ba003a004a000300df00420044002e00a2007800de008000d8007c00ee0099">
          <dc:date xmlns:dc="http://purl.org/dc/elements/1.1/">2022-03-15T00:05:14.870693967</dc:date>
        </SignatureProperty>
      </SignatureProperties>
    </Object>
    <Object xmlns:xd="http://uri.etsi.org/01903/v1.3.2#">
      <xd:QualifyingProperties Target="#ID_00ba003a004a000300df00420044002e00a2007800de008000d8007c00ee0099">
        <xd:SignedProperties Id="idSignedProperties_ID_00ba003a004a000300df00420044002e00a2007800de008000d8007c00ee0099">
          <xd:SignedSignatureProperties>
            <xd:SigningTime>2022-03-15T00:05:14.870693967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ba003a004a000300df00420044002e00a2007800de008000d8007c00ee0099">
          <xd:UnsignedSignatureProperties>
            <xd:CertificateValues/>
          </xd:UnsignedSignatureProperties>
        </xd:UnsignedProperties>
      </xd:QualifyingProperties>
    </Object>
  </Signature>
</document-signatures>
</file>